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Times New Roman2" fo:font-size="12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ZZA DDL E DML</text:p>
      <text:h text:style-name="Heading_20_1" text:outline-level="1"><text:span text:style-name="T1">3 </text:span><text:span text:style-name="T1">DDL di creazione del database</text:span> </text:h>
      <text:p text:style-name="Text_20_body">&lt;qui inserite solo qualche commento su cosa avete fatto (es. spiegazione di vincoli complessi). Mettete il codice di creazione del database in un file a parte denominato VostriCognomi_DDL.sql (es. Piovesan_DDL.sql)&gt;</text:p>
      <text:h text:style-name="Heading_20_1" text:outline-level="1">4 <text:span text:style-name="T1">DML di popolamento di tutte le tabelle del database</text:span><text:span text:style-name="T2"> </text:span></text:h>
      <text:p text:style-name="Text_20_body"><text:span text:style-name="T2">&lt;non è richiesto (ed è una perdita di tempo) inserire una grande quantità di dati. Una cosa sensata: le tabelle fisse andrebbero popolate tutte (se piccole), per quelle variabili </text:span><text:span text:style-name="T2">e/o </text:span><text:span text:style-name="T2">grandi bastano pochi elementi (5, max 10). S</text:span><text:span text:style-name="T2">e popolate il database con dati verosimili potreste rendervi conto di errori commessi nella fase di progettazione concettuale e di cui avreste dovuto rendervi conto prima</text:span><text:span text:style-name="T2">&gt;<text:line-break/></text:span>&lt;qui inserite solo qualche commento (es. spiegazione del perché i dati da voi inseriti coprono i casi più frequenti e – possibilmente – quelli limite). Mettete il codice in un file a parte denominato VostriCognomi_DMLPOP.sql (es. Piovesan_DMLPOP.sql)&gt;</text:p>
      <text:h text:style-name="Heading_20_1" text:outline-level="1">5 DML di modifica</text:h>
      <text:p text:style-name="Text_20_body">&lt;soltanto qualche modifica del DB che rispecchi le operazioni più frequenti (es. aggiunta di un utente)&gt;<text:line-break/>&lt;qui inserite solo qualche commento (es. quali operazioni del file corrispondono a quali operazioni della tabella delle operazioni). Mettete il codice in un file a parte denominato VostriCognomi_DMLUPD.sql (es. Piovesan_DMLUPD.sql)&gt;</text:p>
      <text:p text:style-name="Text_20_body"/>
      <text:p text:style-name="Text_20_body"/>
      <text:p text:style-name="P2">create table Utente(</text:p>
      <text:p text:style-name="P2"><text:tab/>Email varchar(30),</text:p>
      <text:p text:style-name="P2"><text:tab/>Data_nascita date,</text:p>
      <text:p text:style-name="P2"><text:tab/>Nome varchar(20),</text:p>
      <text:p text:style-name="P2"><text:tab/>Cognome varchar(20),</text:p>
      <text:p text:style-name="P2"><text:tab/>primary key(Email)</text:p>
      <text:p text:style-name="P2">);</text:p>
      <text:p text:style-name="P2"/>
      <text:p text:style-name="P2">create table Lingua(</text:p>
      <text:p text:style-name="P2"><text:tab/>Nome varchar(20),</text:p>
      <text:p text:style-name="P2"><text:tab/>primary key(Nome)</text:p>
      <text:p text:style-name="P2"><text:soft-page-break/>);</text:p>
      <text:p text:style-name="P2"/>
      <text:p text:style-name="P2">create table Parla(</text:p>
      <text:p text:style-name="P2"><text:tab/>Utente varchar(30),</text:p>
      <text:p text:style-name="P2"><text:tab/>Lingua varchar(20),</text:p>
      <text:p text:style-name="P2"><text:tab/>primary key(Utente,Lingua),</text:p>
      <text:p text:style-name="P2"><text:tab/>constraint <text:s/>fk_Utente foreign key(Utente) references Utente(Email)</text:p>
      <text:p text:style-name="P2"><text:tab/><text:tab/>on update cascade</text:p>
      <text:p text:style-name="P2"><text:tab/><text:tab/>on delete cascade</text:p>
      <text:p text:style-name="P2"><text:tab/>,</text:p>
      <text:p text:style-name="P2"><text:tab/>constraint fk_Lingua foreign key(Lingua) references Lingua(Nome)</text:p>
      <text:p text:style-name="P2"><text:tab/><text:tab/>on update cascade</text:p>
      <text:p text:style-name="P2"><text:tab/><text:tab/>on delete cascade</text:p>
      <text:p text:style-name="P2">);</text:p>
      <text:p text:style-name="P2"/>
      <text:p text:style-name="P2">create table Host(</text:p>
      <text:p text:style-name="P2"><text:tab/>Email varchar(30),</text:p>
      <text:p text:style-name="P2"><text:tab/>Numero_proprietà smallint,</text:p>
      <text:p text:style-name="P2"><text:tab/>SuperHost boolean,</text:p>
      <text:p text:style-name="P2"><text:tab/>primary key(Email),</text:p>
      <text:p text:style-name="P2"><text:tab/>constraint fk_host foreign key (Email) references Utente(Email)</text:p>
      <text:p text:style-name="P2"><text:tab/><text:tab/>on update cascade</text:p>
      <text:p text:style-name="P2"><text:tab/><text:tab/>on delete cascade</text:p>
      <text:p text:style-name="P2">)</text:p>
      <text:p text:style-name="P2"/>
      <text:p text:style-name="P2">create table Sistemazione(</text:p>
      <text:p text:style-name="P2"><text:tab/>Nome varchar(30),</text:p>
      <text:p text:style-name="P2"><text:tab/>Proprietario varchar(30),</text:p>
      <text:p text:style-name="P2"><text:tab/>Luogo varchar(30),</text:p>
      <text:p text:style-name="P2"><text:tab/>Descrizione varchar(200),</text:p>
      <text:p text:style-name="P2"><text:tab/>Termine varchar(20),</text:p>
      <text:p text:style-name="P2"><text:soft-page-break/><text:tab/>Tipo_Sistemazione boolean,</text:p>
      <text:p text:style-name="P2"><text:tab/>Tipologia varchar(20),</text:p>
      <text:p text:style-name="P2"><text:tab/>Cauzione integer,</text:p>
      <text:p text:style-name="P2"><text:tab/>PrezzoExtra integer,</text:p>
      <text:p text:style-name="P2"><text:tab/>PrezzoPulizia integer,</text:p>
      <text:p text:style-name="P2"><text:tab/>NumeroCamere integer,</text:p>
      <text:p text:style-name="P2"><text:tab/>NumeroBagni integer,</text:p>
      <text:p text:style-name="P2"><text:tab/>PostiLetto smallint, </text:p>
      <text:p text:style-name="P2"><text:tab/>Appartamento varchar(30) default NULL,</text:p>
      <text:p text:style-name="P2"><text:tab/>primary key (Nome),</text:p>
      <text:p text:style-name="P2"><text:tab/>constraint fk_Term foreign key(Termine) references Termine(Nome)</text:p>
      <text:p text:style-name="P2"><text:tab/><text:tab/>on update cascade</text:p>
      <text:p text:style-name="P2"><text:tab/><text:tab/>on delete cascade</text:p>
      <text:p text:style-name="P2"><text:tab/>,</text:p>
      <text:p text:style-name="P2"><text:tab/>constraint fk_Tipologia foreign key(Tipologia) references Tipologia(Nome)</text:p>
      <text:p text:style-name="P2"><text:tab/><text:tab/>on update cascade</text:p>
      <text:p text:style-name="P2"><text:tab/><text:tab/>on delete cascade</text:p>
      <text:p text:style-name="P2"><text:tab/>,</text:p>
      <text:p text:style-name="P2"><text:tab/>constraint fk_TipoSist foreign key(Appartamento) references Sistemazione(Nome)</text:p>
      <text:p text:style-name="P2"><text:tab/><text:tab/>on update cascade</text:p>
      <text:p text:style-name="P2"><text:tab/><text:tab/>on delete cascade</text:p>
      <text:p text:style-name="P2"><text:tab/>,</text:p>
      <text:p text:style-name="P2"><text:tab/>constraint fk_prop foreign key (Proprietario) references Host(Email)</text:p>
      <text:p text:style-name="P2"><text:tab/><text:tab/>on update cascade</text:p>
      <text:p text:style-name="P2"><text:tab/><text:tab/>on delete cascade</text:p>
      <text:p text:style-name="P2">);</text:p>
      <text:p text:style-name="Text_20_body"/>
      <text:p text:style-name="P2">create table Termine(</text:p>
      <text:p text:style-name="P2"><text:tab/>Nome varchar(20),</text:p>
      <text:p text:style-name="P2"><text:tab/>primary key(Nome)</text:p>
      <text:p text:style-name="P2">);</text:p>
      <text:p text:style-name="P2"><text:soft-page-break/></text:p>
      <text:p text:style-name="P2">create table Tipologia(</text:p>
      <text:p text:style-name="P2"><text:tab/>Nome varchar(20),</text:p>
      <text:p text:style-name="P2"><text:tab/>primary key(Nome)</text:p>
      <text:p text:style-name="P2">);</text:p>
      <text:p text:style-name="P2"/>
      <text:p text:style-name="P2">create table TipoLetto(</text:p>
      <text:p text:style-name="P2"><text:tab/>Nome varchar(20),</text:p>
      <text:p text:style-name="P2"><text:tab/>Numero_posti smallint,</text:p>
      <text:p text:style-name="P2"><text:tab/>primary key (Nome)</text:p>
      <text:p text:style-name="P2">);</text:p>
      <text:p text:style-name="P2"/>
      <text:p text:style-name="P2">create table Servizio(</text:p>
      <text:p text:style-name="P2"><text:tab/>Nome varchar(30),</text:p>
      <text:p text:style-name="P2"><text:tab/>primary key(Nome)</text:p>
      <text:p text:style-name="P2">);</text:p>
      <text:p text:style-name="Text_20_body"/>
      <text:p text:style-name="P3">create table Offerta(</text:p>
      <text:p text:style-name="P3"><text:tab/>Servizio varchar(30),</text:p>
      <text:p text:style-name="P3"><text:tab/>Sistemazione varchar(30),</text:p>
      <text:p text:style-name="P3"><text:tab/>primary key(Servizio,Sistemazione),</text:p>
      <text:p text:style-name="P3"><text:tab/>constraint fk_servizio foreign key(Servizio) references Servizio(Nome)</text:p>
      <text:p text:style-name="P3"><text:tab/><text:tab/>on update cascade</text:p>
      <text:p text:style-name="P3"><text:tab/><text:tab/>on delete cascade</text:p>
      <text:p text:style-name="P3"><text:tab/>,</text:p>
      <text:p text:style-name="P3"><text:tab/>constraint fk_sist foreign key(Sistemazione) references Sistemazione(Nome)</text:p>
      <text:p text:style-name="P3"><text:tab/><text:tab/>on update cascade</text:p>
      <text:p text:style-name="P3"><text:tab/><text:tab/>on delete cascade</text:p>
      <text:p text:style-name="P3"><text:tab/>,</text:p>
      <text:p text:style-name="P3">);</text:p>
      <text:p text:style-name="Text_20_body"/>
      <text:p text:style-name="Text_20_body"><text:soft-page-break/>create table Prenotazione(</text:p>
      <text:p text:style-name="Text_20_body"><text:tab/>Id integer,</text:p>
      <text:p text:style-name="Text_20_body"><text:tab/>Utente varchar(30),</text:p>
      <text:p text:style-name="Text_20_body"><text:tab/>Sistemazione varchar(30),</text:p>
      <text:p text:style-name="Text_20_body"><text:tab/>Check_in date,</text:p>
      <text:p text:style-name="Text_20_body"><text:tab/>Check_out date,</text:p>
      <text:p text:style-name="Text_20_body"><text:tab/>Fine_soggiorno boolean,</text:p>
      <text:p text:style-name="Text_20_body"><text:tab/>primary key(Id),</text:p>
      <text:p text:style-name="Text_20_body"><text:tab/>foreign key(Utente) references Utente(Email)</text:p>
      <text:p text:style-name="Text_20_body"><text:tab/><text:tab/>on update cascade</text:p>
      <text:p text:style-name="Text_20_body"><text:tab/><text:tab/>on delete cascade</text:p>
      <text:p text:style-name="Text_20_body"><text:tab/>,</text:p>
      <text:p text:style-name="Text_20_body"><text:tab/>foreign key(Sistemazione) references Sistemazione(Nome)</text:p>
      <text:p text:style-name="Text_20_body"><text:tab/><text:tab/>on update cascade</text:p>
      <text:p text:style-name="Text_20_body"><text:tab/><text:tab/>on delete cascade</text:p>
      <text:p text:style-name="Text_20_body">);</text:p>
      <text:p text:style-name="Text_20_body"/>
      <text:p text:style-name="Text_20_body">create table Recensioni_Sistemazioni(</text:p>
      <text:p text:style-name="Text_20_body"><text:tab/>Id integer,</text:p>
      <text:p text:style-name="Text_20_body"><text:tab/>Sistemazione varchar(30),</text:p>
      <text:p text:style-name="Text_20_body"><text:tab/>Descrizione varchar(200),</text:p>
      <text:p text:style-name="Text_20_body"><text:tab/>Punteggio smallint,</text:p>
      <text:p text:style-name="Text_20_body"><text:tab/>NumeroRisposte smallint,</text:p>
      <text:p text:style-name="Text_20_body"><text:tab/>primary key(Id),</text:p>
      <text:p text:style-name="Text_20_body"><text:tab/>foreign key(Sistemazione) references Sistemazione(Nome)</text:p>
      <text:p text:style-name="Text_20_body"><text:tab/><text:tab/>on update cascade</text:p>
      <text:p text:style-name="Text_20_body"><text:tab/><text:tab/>on delete cascade</text:p>
      <text:p text:style-name="Text_20_body">);</text:p>
      <text:p text:style-name="Text_20_body"/>
      <text:p text:style-name="Text_20_body">create table Recensioni_Utenti(</text:p>
      <text:p text:style-name="Text_20_body"><text:tab/>Id integer,</text:p>
      <text:p text:style-name="Text_20_body"><text:soft-page-break/><text:tab/>Utente varchar(30),</text:p>
      <text:p text:style-name="Text_20_body"><text:tab/>Descrizione varchar(200),</text:p>
      <text:p text:style-name="Text_20_body"><text:tab/>Punteggio smallint,</text:p>
      <text:p text:style-name="Text_20_body"><text:tab/>primary key(Id),</text:p>
      <text:p text:style-name="Text_20_body"><text:tab/>foreign key(Utente) references Utente(Email)</text:p>
      <text:p text:style-name="Text_20_body"><text:tab/><text:tab/>on update cascade</text:p>
      <text:p text:style-name="Text_20_body"><text:tab/><text:tab/>on delete cascade</text:p>
      <text:p text:style-name="Text_20_body">);</text:p>
      <text:p text:style-name="Text_20_body"/>
      <text:p text:style-name="Text_20_body">create table Risposte(</text:p>
      <text:p text:style-name="Text_20_body"><text:tab/>Id integer,</text:p>
      <text:p text:style-name="Text_20_body"><text:tab/>Recensione integer,</text:p>
      <text:p text:style-name="Text_20_body"><text:tab/>Descrizione varchar(200),</text:p>
      <text:p text:style-name="Text_20_body"><text:tab/>Tipo boolean,</text:p>
      <text:p text:style-name="Text_20_body"><text:tab/>primary key(Id),</text:p>
      <text:p text:style-name="Text_20_body"><text:tab/>foreign key(Recensione) references Recensioni_Sistemazioni(Id)</text:p>
      <text:p text:style-name="Text_20_body"><text:tab/><text:tab/>on update cascade</text:p>
      <text:p text:style-name="Text_20_body"><text:tab/><text:tab/>on delete cascade</text:p>
      <text:p text:style-name="Text_20_body">);</text:p>
      <text:p text:style-name="Text_20_body"/>
      <text:p text:style-name="Text_20_body">create table Contiene(</text:p>
      <text:p text:style-name="Text_20_body"><text:tab/>Sistemazione varchar(30),</text:p>
      <text:p text:style-name="Text_20_body"><text:tab/>Tipo varchar(30),</text:p>
      <text:p text:style-name="Text_20_body"><text:tab/>Numero_letti smallint,</text:p>
      <text:p text:style-name="Text_20_body"><text:tab/>primary key(Sistemazione,Tipo),</text:p>
      <text:p text:style-name="Text_20_body"><text:tab/>constraint fk_Sist foreign key(Sistemazione) references Sistemazione(Nome)</text:p>
      <text:p text:style-name="Text_20_body"><text:tab/><text:tab/><text:span text:style-name="T3">on update cascade</text:span></text:p>
      <text:p text:style-name="P4"><text:tab/><text:tab/>on delete cascade</text:p>
      <text:p text:style-name="Text_20_body"><text:tab/>,</text:p>
      <text:p text:style-name="Text_20_body"><text:tab/>constraint fk_TipoLetto foreign key(Tipo) references TipoLetto(Nome)</text:p>
      <text:p text:style-name="Text_20_body"><text:tab/><text:tab/><text:span text:style-name="T3">on update cascade</text:span></text:p>
      <text:p text:style-name="P4"><text:soft-page-break/><text:tab/><text:tab/>on delete cascade</text:p>
      <text:p text:style-name="Text_20_body">)</text:p>
      <text:p text:style-name="Text_20_body"/>
      <text:p text:style-name="Text_20_body"/>
      <text:p text:style-name="Text_20_body">insert into Lingua(Nome) values ('Italiano');</text:p>
      <text:p text:style-name="Text_20_body">insert into Lingua(Nome) values ('Francese');</text:p>
      <text:p text:style-name="Text_20_body">insert into Lingua(Nome) values ('Inglese');</text:p>
      <text:p text:style-name="Text_20_body">insert into Lingua(Nome) values ('Tedesco');</text:p>
      <text:p text:style-name="Text_20_body">insert into Lingua(Nome) values ('Portoghese')</text:p>
      <text:p text:style-name="Text_20_body">insert into Parla(Utente,Lingua) values ('a.it','Inglese');</text:p>
      <text:p text:style-name="Text_20_body">insert into Parla(Utente,Lingua) values ('b.it','Inglese');</text:p>
      <text:p text:style-name="Text_20_body">insert into Parla(Utente,Lingua) values ('c.it','Francese');</text:p>
      <text:p text:style-name="Text_20_body">insert into Parla(Utente,Lingua) values ('b.it','Italiano');</text:p>
      <text:p text:style-name="Text_20_body">insert into Parla(Utente,Lingua) values ('d.it','Portoghese');</text:p>
      <text:p text:style-name="Text_20_body">insert into Parla(Utente,Lingua) values ('c.it','Inglese');</text:p>
      <text:p text:style-name="Text_20_body">insert into Parla(Utente,Lingua) values ('d.it','Tedesco');</text:p>
      <text:p text:style-name="Text_20_body">insert into Parla(Utente,Lingua) values ('b.it','Francese');</text:p>
      <text:p text:style-name="Text_20_body">insert into Parla(Utente,Lingua) values ('a.it','Portoghese');</text:p>
      <text:p text:style-name="Text_20_body">insert into utente (Email,Data_nascita,Nome,Cognome) values('a.it','08-01-1995','Luca','Rossi');</text:p>
      <text:p text:style-name="Text_20_body">insert into utente (Email,Data_nascita,Nome,Cognome) values('b.it','07-11-1998','Gianni','Roveta');</text:p>
      <text:p text:style-name="Text_20_body">insert into utente (Email,Data_nascita,Nome,Cognome) values('c.it','15-07-1994','Matteo','Verdi');</text:p>
      <text:p text:style-name="Text_20_body">insert into utente (Email,Data_nascita,Nome,Cognome) values('d.it','19-02-1999','Simone','Gialli');</text:p>
      <text:p text:style-name="Text_20_body">insert into utente (Email,Data_nascita,Nome,Cognome) values('e.it','18-04-1975','Fiorenzo','Coda');</text:p>
      <text:p text:style-name="Text_20_body">insert into utente (Email,Data_nascita,Nome,Cognome) values('f.it','20-12-1989','Daniele','Fiume');</text:p>
      <text:p text:style-name="Text_20_body"/>
      <text:p text:style-name="Text_20_body">insert into Termine(Nome) values ('Moderati');</text:p>
      <text:p text:style-name="Text_20_body">insert into Termine(Nome) values ('Flessibili');</text:p>
      <text:p text:style-name="Text_20_body">insert into Termine(Nome) values ('Rigidi');</text:p>
      <text:p text:style-name="Text_20_body"/>
      <text:p text:style-name="Text_20_body">insert into Tipologia(Nome) values ('Loft');</text:p>
      <text:p text:style-name="Text_20_body">insert into Tipologia(Nome) values ('Condominio');</text:p>
      <text:p text:style-name="Text_20_body"><text:soft-page-break/>insert into Tipologia(Nome) values ('Villa');</text:p>
      <text:p text:style-name="Text_20_body"/>
      <text:p text:style-name="Text_20_body"/>
      <text:p text:style-name="Text_20_body"/>
      <text:p text:style-name="Text_20_body">insert into Host(Email,Numero_proprietà,Superhost) values ('a.it',1,'false');</text:p>
      <text:p text:style-name="Text_20_body">insert into Host(Email,Numero_proprietà,Superhost) values ('b.it',2,'true');</text:p>
      <text:p text:style-name="Text_20_body">insert into Host(Email,Numero_proprietà,Superhost) values ('f.it',1,'true');</text:p>
      <text:p text:style-name="Text_20_body"/>
      <text:p text:style-name="Text_20_body">insert into Sistemazione(Nome,Proprietario,luogo,descrizione,termine,Tipo_Sistemazione,Tipologia, Cauzione, PrezzoExtra, PrezzoPulizia, NumeroBagni, NumeroCamere,PostiLetto, Appartamento)</text:p>
      <text:p text:style-name="Text_20_body">values ('Z','a.it','L','y','Rigidi','true','Loft',10,15,20,2,4,1,null);</text:p>
      <text:p text:style-name="Text_20_body">insert into Sistemazione(Nome,Proprietario,luogo,descrizione,termine,Tipo_Sistemazione,Tipologia, Cauzione, PrezzoExtra, PrezzoPulizia, NumeroBagni, NumeroCamere,PostiLetto, Appartamento)</text:p>
      <text:p text:style-name="Text_20_body">values ('D','b.it','L','y','Moderati','true','Loft',10,16,30,1,4,7,null);</text:p>
      <text:p text:style-name="Text_20_body">insert into Sistemazione(Nome,Proprietario,luogo,descrizione,termine,Tipo_Sistemazione,Tipologia, Cauzione, PrezzoExtra, PrezzoPulizia, NumeroBagni, NumeroCamere,PostiLetto, Appartamento)</text:p>
      <text:p text:style-name="Text_20_body">values ('E','b.it','L','y','Moderati','true','Loft',11,18,30,1,2,7,null);</text:p>
      <text:p text:style-name="Text_20_body">insert into Sistemazione(Nome,Proprietario,luogo,descrizione,termine,Tipo_Sistemazione,Tipologia, Cauzione, PrezzoExtra, PrezzoPulizia, NumeroBagni, NumeroCamere,PostiLetto, Appartamento)</text:p>
      <text:p text:style-name="Text_20_body">values ('G','f.it','O','y','Flessibili','false','Condominio',10,12,30,2,3,7,'E');</text:p>
      <text:p text:style-name="Text_20_body"/>
      <text:p text:style-name="Text_20_body">insert into Servizio(Nome) values('Parcheggio');</text:p>
      <text:p text:style-name="Text_20_body">insert into Servizio(Nome) values('Ascensore');</text:p>
      <text:p text:style-name="Text_20_body">insert into Servizio(Nome) values('Parco');</text:p>
      <text:p text:style-name="Text_20_body">insert into Servizio(Nome) values('Sala');</text:p>
      <text:p text:style-name="Text_20_body"/>
      <text:p text:style-name="Text_20_body">insert into TipoLetto(Nome,Numero_posti) values('Singolo',1);</text:p>
      <text:p text:style-name="Text_20_body">insert into TipoLetto(Nome,Numero_posti) values('Matrimoniale',2);</text:p>
      <text:p text:style-name="Text_20_body"/>
      <text:p text:style-name="Text_20_body"><text:soft-page-break/>insert into Contiene values('D','Singolo',2);</text:p>
      <text:p text:style-name="Text_20_body">insert into Contiene values('D','Matrimoniale',1);</text:p>
      <text:p text:style-name="Text_20_body">insert into Contiene values('Z','Singolo',1);</text:p>
      <text:p text:style-name="Text_20_body">insert into Contiene values('E','Matrimoniale',2);</text:p>
      <text:p text:style-name="Text_20_body"/>
      <text:p text:style-name="Text_20_body">insert into offerta values('Sala','D');</text:p>
      <text:p text:style-name="Text_20_body">insert into offerta values('Sala','Z');</text:p>
      <text:p text:style-name="Text_20_body">insert into offerta values('Parcheggio','D');</text:p>
      <text:p text:style-name="Text_20_body">insert into offerta values('Ascensore','D');</text:p>
      <text:p text:style-name="Text_20_body"/>
      <text:p text:style-name="Text_20_body">insert into prenotazione values(123,'a.it','D','01-01-2001','01-03-2001','true');</text:p>
      <text:p text:style-name="Text_20_body">insert into prenotazione values(321,'a.it','D','02-03-2011','01-04-2012','false');</text:p>
      <text:p text:style-name="Text_20_body">insert into prenotazione values(213,'b.it','D','06-10-2008','11-01-2009','false');</text:p>
      <text:p text:style-name="Text_20_body">insert into prenotazione values(234,'f.it','D','05-11-2011','01-05-2012','true');</text:p>
      <text:p text:style-name="Text_20_body">insert into prenotazione values(432,'c.it','D','05-05-2013','01-06-2013','true');</text:p>
      <text:p text:style-name="Text_20_body"/>
      <text:p text:style-name="Text_20_body">insert into <text:s/>Recensioni_Sistemazioni values(222,'E','Tutto ok',5,1);</text:p>
      <text:p text:style-name="Text_20_body">insert into <text:s/>Recensioni_Sistemazioni values(111,'D','Tutto di mio gradimento',5,1);</text:p>
      <text:p text:style-name="Text_20_body">insert into <text:s/>Recensioni_Sistemazioni values(123,'Z','Qualche problema',3,1);</text:p>
      <text:p text:style-name="Text_20_body">insert into <text:s/>Recensioni_Sistemazioni values(134,'D','Sono contento',4,1);</text:p>
      <text:p text:style-name="Text_20_body">insert into <text:s/>Recensioni_Sistemazioni values(121,'D','I servizi possono essere migliorati',2,1);</text:p>
      <text:p text:style-name="Text_20_body">insert into <text:s/>Recensioni_Sistemazioni values(245,'G','Tutto ok,miglioriamo',4,1);</text:p>
      <text:p text:style-name="Text_20_body"/>
      <text:p text:style-name="Text_20_body">insert into Recensioni_Utenti values(211,'a.it','utente gradito',5);</text:p>
      <text:p text:style-name="Text_20_body">insert into Recensioni_Utenti values(231,'b.it','utente un po' maleducato',2);</text:p>
      <text:p text:style-name="Text_20_body">insert into Recensioni_Utenti values(331,'c.it','utente accetabile',3);</text:p>
      <text:p text:style-name="Text_20_body">insert into Recensioni_Utenti values(531,'a.it','utente molto rispettoso',5);</text:p>
      <text:p text:style-name="Text_20_body">insert into Recensioni_Utenti values(531,'f.it','utente molto gradito',5);</text:p>
      <text:p text:style-name="Text_20_body"/>
      <text:p text:style-name="Text_20_body">insert into Risposte values(145,222,'Grazie per la buona recensione',false);</text:p>
      <text:p text:style-name="Text_20_body">insert into Risposte values(145,245,'Sono contento',true);</text:p>
      <text:p text:style-name="Text_20_body"><text:soft-page-break/>insert into Risposte values(145,121,'Posso pensarci',false);</text:p>
      <text:p text:style-name="Text_20_body">insert into Risposte values(145,121,'Giusto!',false);</text:p>
      <text:p text:style-name="Text_20_body">insert into Risposte values(145,111,'Grazie per la buona recensione',sono felice,true);</text:p>
      <text:p text:style-name="Text_20_body">insert into Risposte values(145,222,'La ringrazio',false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 style:writing-mode="lr-tb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style:writing-mode="lr-tb"/>
      <style:text-properties style:font-name="Arial" fo:font-weight="bold" style:font-name-asian="Arial" style:font-weight-asian="bold" style:font-name-complex="Arial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01cm" fo:margin-bottom="0.199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1" fo:font-size="10.5pt" style:font-name-asian="Times New Roman1" style:font-size-asian="10.5pt" style:font-name-complex="Times New Roman1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writing-mode="lr-tb"/>
      <style:text-properties style:font-name="Arial1" fo:font-size="14pt" fo:font-weight="bold" style:font-size-asian="101%" style:font-weight-asian="bold" style:font-size-complex="101%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11-17T10:30:00Z</meta:creation-date>
    <dc:date>2018-06-14T23:57:40.30</dc:date>
    <meta:editing-cycles>49</meta:editing-cycles>
    <meta:editing-duration>PT10H55M21S</meta:editing-duration>
    <meta:document-statistic meta:table-count="0" meta:image-count="0" meta:object-count="0" meta:page-count="10" meta:paragraph-count="234" meta:word-count="957" meta:character-count="9995"/>
    <meta:template xlink:type="simple" xlink:actuate="onRequest" xlink:title="" xlink:href="../Schema%20logico.odt/Normal.dotm"/>
  </office:meta>
</office:document-meta>
</file>